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Body_20_Text_20_2">
      <style:paragraph-properties style:writing-mode="lr-tb"/>
    </style:style>
    <style:style style:name="P3" style:family="paragraph" style:parent-style-name="Body_20_Text_20_2">
      <style:paragraph-properties style:writing-mode="lr-tb"/>
      <style:text-properties fo:font-style="italic" style:font-style-complex="italic"/>
    </style:style>
    <style:style style:name="P4" style:family="paragraph" style:parent-style-name="Body_20_Text_20_2">
      <style:paragraph-properties fo:text-align="center" style:justify-single-word="false" style:writing-mode="lr-tb">
        <style:tab-stops>
          <style:tab-stop style:position="10.504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5" style:family="paragraph" style:parent-style-name="Body_20_Text_20_2">
      <style:paragraph-properties fo:text-align="center" style:justify-single-word="false"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6" style:family="paragraph" style:parent-style-name="Body_20_Text_20_2">
      <style:paragraph-properties fo:text-align="center" style:justify-single-word="false" style:writing-mode="lr-tb">
        <style:tab-stops>
          <style:tab-stop style:position="10.53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7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8" style:family="paragraph" style:parent-style-name="Body_20_Text_20_2">
      <style:paragraph-properties style:writing-mode="lr-tb">
        <style:tab-stops>
          <style:tab-stop style:position="10.451cm" style:type="center"/>
        </style:tab-stops>
      </style:paragraph-properties>
      <style:text-properties fo:font-weight="bold" style:font-weight-complex="bold"/>
    </style:style>
    <style:style style:name="P9" style:family="paragraph" style:parent-style-name="Body_20_Text_20_2">
      <style:paragraph-properties style:writing-mode="lr-tb">
        <style:tab-stops>
          <style:tab-stop style:position="10.425cm" style:type="center"/>
        </style:tab-stops>
      </style:paragraph-properties>
      <style:text-properties fo:font-weight="bold" style:font-weight-complex="bold"/>
    </style:style>
    <style:style style:name="P10" style:family="paragraph" style:parent-style-name="Body_20_Text_20_2">
      <style:paragraph-properties style:writing-mode="lr-tb">
        <style:tab-stops>
          <style:tab-stop style:position="10.451cm" style:type="center"/>
        </style:tab-stops>
      </style:paragraph-properties>
    </style:style>
    <style:style style:name="P11" style:family="paragraph" style:parent-style-name="Body_20_Text_20_2">
      <style:paragraph-properties style:writing-mode="lr-tb">
        <style:tab-stops>
          <style:tab-stop style:position="10.425cm" style:type="center"/>
        </style:tab-stops>
      </style:paragraph-properties>
    </style:style>
    <style:style style:name="P12" style:family="paragraph" style:parent-style-name="Text_20_body">
      <style:paragraph-properties style:writing-mode="lr-tb"/>
    </style:style>
    <style:style style:name="P1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14" style:family="paragraph" style:parent-style-name="Text_20_body">
      <style:paragraph-properties style:writing-mode="lr-tb"/>
      <style:text-properties fo:font-weight="bold"/>
    </style:style>
    <style:style style:name="P15" style:family="paragraph" style:parent-style-name="Text_20_body">
      <style:paragraph-properties style:writing-mode="lr-tb"/>
      <style:text-properties fo:font-weight="bold" style:font-weight-complex="bold"/>
    </style:style>
    <style:style style:name="P16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17" style:family="paragraph" style:parent-style-name="Text_20_body">
      <style:paragraph-properties style:writing-mode="lr-tb"/>
      <style:text-properties fo:font-style="italic" fo:font-weight="bold"/>
    </style:style>
    <style:style style:name="P18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19" style:family="paragraph" style:parent-style-name="Standard">
      <style:paragraph-properties style:writing-mode="lr-tb">
        <style:tab-stops>
          <style:tab-stop style:position="9.252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Body_20_Text_20_2">
      <style:paragraph-properties fo:margin-left="0cm" fo:margin-right="0cm" fo:text-indent="1.482cm" style:auto-text-indent="false" style:writing-mode="lr-tb"/>
    </style:style>
    <style:style style:name="P21" style:family="paragraph" style:parent-style-name="Body_20_Text_20_2">
      <style:paragraph-properties fo:margin-left="0cm" fo:margin-right="0cm" fo:text-indent="1.482cm" style:auto-text-indent="false" style:writing-mode="lr-tb"/>
      <style:text-properties style:text-underline-style="solid" style:text-underline-width="auto" style:text-underline-color="font-color" fo:font-weight="bold" style:font-weight-complex="bold"/>
    </style:style>
    <style:style style:name="P22" style:family="paragraph" style:parent-style-name="Body_20_Text_20_2">
      <style:paragraph-properties fo:margin-left="0cm" fo:margin-right="0cm" fo:text-indent="1.482cm" style:auto-text-indent="false" style:writing-mode="lr-tb"/>
      <style:text-properties style:language-asian="zh" style:country-asian="CN"/>
    </style:style>
    <style:style style:name="P23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style:font-style-complex="italic"/>
    </style:style>
    <style:style style:name="P24" style:family="paragraph" style:parent-style-name="Body_20_Text_20_2">
      <style:paragraph-properties fo:margin-left="0cm" fo:margin-right="0cm" fo:text-align="end" style:justify-single-word="false" fo:text-indent="1.482cm" style:auto-text-indent="false" style:writing-mode="lr-tb"/>
      <style:text-properties fo:font-style="italic" style:language-asian="zh" style:country-asian="CN"/>
    </style:style>
    <style:style style:name="P25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/>
    </style:style>
    <style:style style:name="P26" style:family="paragraph" style:parent-style-name="Body_20_Text_20_2">
      <style:paragraph-properties fo:margin-left="0cm" fo:margin-right="0cm" fo:text-indent="1.482cm" style:auto-text-indent="false" style:writing-mode="lr-tb"/>
      <style:text-properties fo:font-style="italic" fo:font-weight="bold" style:font-style-complex="italic" style:font-weight-complex="bold"/>
    </style:style>
    <style:style style:name="P27" style:family="paragraph" style:parent-style-name="Body_20_Text_20_2">
      <style:paragraph-properties fo:margin-left="0cm" fo:margin-right="0cm" fo:text-align="center" style:justify-single-word="false" fo:text-indent="1.482cm" style:auto-text-indent="false" style:writing-mode="lr-tb"/>
    </style:style>
    <style:style style:name="P28" style:family="paragraph" style:parent-style-name="Body_20_Text_20_2">
      <style:paragraph-properties fo:margin-left="0cm" fo:margin-right="0cm" fo:text-indent="1.482cm" style:auto-text-indent="false" fo:background-color="#e6e6e6" style:writing-mode="lr-tb">
        <style:background-image/>
      </style:paragraph-properties>
    </style:style>
    <style:style style:name="P29" style:family="paragraph" style:parent-style-name="Body_20_Text_20_2">
      <style:paragraph-properties fo:margin-left="0cm" fo:margin-right="0cm" fo:text-indent="1.482cm" style:auto-text-indent="false" fo:break-before="page" style:writing-mode="lr-tb"/>
      <style:text-properties fo:font-style="italic" style:font-style-complex="italic"/>
    </style:style>
    <style:style style:name="P30" style:family="paragraph" style:parent-style-name="Body_20_Text_20_2">
      <style:paragraph-properties fo:margin-left="0cm" fo:margin-right="0cm" fo:text-indent="1.508cm" style:auto-text-indent="false" style:writing-mode="lr-tb"/>
    </style:style>
    <style:style style:name="P31" style:family="paragraph" style:parent-style-name="Body_20_Text_20_2">
      <style:paragraph-properties fo:margin-left="0cm" fo:margin-right="0cm" fo:text-indent="1.508cm" style:auto-text-indent="false" fo:background-color="#e6e6e6" style:writing-mode="lr-tb">
        <style:background-image/>
      </style:paragraph-properties>
      <style:text-properties style:use-window-font-color="true"/>
    </style:style>
    <style:style style:name="P32" style:family="paragraph" style:parent-style-name="Standard">
      <style:text-properties fo:font-size="12pt" style:font-size-asian="12pt" style:font-size-complex="12pt"/>
    </style:style>
    <style:style style:name="P33" style:family="paragraph" style:parent-style-name="Standard">
      <style:paragraph-properties>
        <style:tab-stops>
          <style:tab-stop style:position="9.252cm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T1" style:family="text">
      <style:text-properties fo:font-size="14pt" style:font-size-complex="14pt"/>
    </style:style>
    <style:style style:name="T2" style:family="text">
      <style:text-properties fo:font-style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normal" style:font-size-complex="12pt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ructurereferente_lib_struc" text:name="structurereferente_lib_struc"/>
        <text:user-field-decl office:value-type="string" office:string-value="num_voie" text:name="structurereferente_num_voie"/>
        <text:user-field-decl office:value-type="string" office:string-value="type_voie" text:name="structurereferente_type_voie"/>
        <text:user-field-decl office:value-type="string" office:string-value="nom_voie" text:name="structurereferente_nom_voie"/>
        <text:user-field-decl office:value-type="string" office:string-value="code_postal" text:name="structurereferente_code_postal"/>
        <text:user-field-decl office:value-type="string" office:string-value="ville" text:name="structurereferente_ville"/>
        <text:user-field-decl office:value-type="string" office:string-value="structurereferente_numtel" text:name="structurereferente_numtel"/>
        <text:user-field-decl office:value-type="string" office:string-value="contratinsertion_pers_charg" text:name="contratinsertion_pers_charg_suivi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contratinsertion_date_saisi_ci"/>
        <text:user-field-decl office:value-type="string" office:string-value="contratinsertion_observ_ci" text:name="contratinsertion_observ_ci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" text:name="contratinsertion_delairegularisation"/>
        <text:user-field-decl office:value-type="string" office:string-value="serviceinstructeur_lib_service" text:name="serviceinstructeur_lib_service"/>
        <text:user-field-decl office:value-type="string" office:string-value="permanence_numtel" text:name="permanence_numtel"/>
        <text:user-field-decl office:value-type="string" office:string-value="permanence_ville" text:name="permanenc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p text:style-name="P34"><text:tab/><text:span text:style-name="T5"><text:user-field-get text:name="structurereferente_ville">ville</text:user-field-get></text:span>, le <text:date style:data-style-name="N76" text:date-value="2012-03-02T15:09:36.87">2 mars 2012</text:date>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3">Direction des Politiques Sociales</text:p>
            <text:p text:style-name="P32">Cellule de Gestion de l'Allocation rSa</text:p>
            <text:p text:style-name="P32">25 Rue Petite la Monnaie</text:p>
            <text:p text:style-name="P19">66000 PERPIGNAN</text:p>
            <text:p text:style-name="P12">Tél : <text:span text:style-name="T4"><text:user-field-get text:name="user_numtel">user_numtel</text:user-field-get></text:span></text:p>
            <text:p text:style-name="P13">Dossier suivi par: <text:user-field-get text:name="user_nom">user_nom</text:user-field-get> <text:user-field-get text:name="user_prenom">user_prenom</text:user-field-get></text:p>
          </table:table-cell>
          <table:table-cell table:style-name="Tableau1.A1" office:value-type="string">
            <text:p text:style-name="P16"/>
            <text:p text:style-name="P15"><text:user-field-get text:name="personne_qual"/> <text:s/><text:user-field-get text:name="personne_nom"/> <text:s/><text:user-field-get text:name="personne_prenom"/></text:p>
            <text:p text:style-name="P14"><text:user-field-get text:name="adresse_numvoie"/> <text:user-field-get text:name="adresse_typevoie"/> <text:user-field-get text:name="adresse_nomvoie"/></text:p>
            <text:p text:style-name="P15"><text:user-field-get text:name="adresse_compladr"/></text:p>
            <text:p text:style-name="P14"><text:user-field-get text:name="adresse_codepos"/> <text:s/><text:user-field-get text:name="adresse_locaadr"/></text:p>
          </table:table-cell>
        </table:table-row>
      </table:table>
      <text:p text:style-name="P13"/>
      <text:p text:style-name="P16"/>
      <text:p text:style-name="P13"/>
      <text:p text:style-name="P18">Réf. Dos. : <text:user-field-get text:name="dossier_matricule"/></text:p>
      <text:p text:style-name="P17">Objet : <text:span text:style-name="T1">rSa </text:span>- votre contrat d'engagements réciproques (CER) particulier non validé</text:p>
      <text:p text:style-name="P3"/>
      <text:p text:style-name="P2"/>
      <text:p text:style-name="P2"/>
      <text:p text:style-name="P2"/>
      <text:p text:style-name="P30"><text:user-field-get text:name="personne_qual"/>,</text:p>
      <text:p text:style-name="P20"/>
      <text:p text:style-name="P20">La Présidente du Conseil Général vous a accordé l'ouverture du droit au rSa.</text:p>
      <text:p text:style-name="P20"/>
      <text:p text:style-name="P20">Toutefois, dans <text:s/>le cadre du dispositif rSa vous avez l'obligation de vous engager dans un parcours d'insertion afin d'améliorer votre situation et/ou de retrouver une activité professionnelle.</text:p>
      <text:p text:style-name="P20"/>
      <text:p text:style-name="P20">A ce titre, vous avez élaboré et signé, un contrat d'engagements réciproques (CER) le <text:user-field-get text:name="contratinsertion_date_saisi_ci"/>, <text:s/>avec l’aide de votre référent.</text:p>
      <text:p text:style-name="P20"/>
      <text:p text:style-name="P20">Nous avons décidé de ne pas valider ce contrat, dont vous trouverez la copie en pièce jointe, aux motifs suivants:</text:p>
      <text:p text:style-name="P31"><text:user-field-get text:name="contratinsertion_observ_ci">contratinsertion_observ_ci</text:user-field-get></text:p>
      <text:p text:style-name="P28"/>
      <text:p text:style-name="P28"/>
      <text:p text:style-name="P28"/>
      <text:p text:style-name="P28"/>
      <text:p text:style-name="P28"><text:tab/></text:p>
      <text:p text:style-name="P28"><text:tab/></text:p>
      <text:p text:style-name="P20"/>
      <text:p text:style-name="P20">Afin de signer un nouveau contrat prenant en compte les éléments ci-dessus, nous vous invitons à contacter votre référent <text:user-field-get text:name="referent_qual">referent_qual</text:user-field-get> <text:user-field-get text:name="referent_nom">referent_nom</text:user-field-get> <text:user-field-get text:name="referent_prenom">referent_prenom</text:user-field-get> <text:s/>de la <text:user-field-get text:name="structurereferente_lib_struc">structurereferente_lib_struc</text:user-field-get> dans le délais d'un mois.</text:p>
      <text:p text:style-name="P20"/>
      <text:p text:style-name="P21"><text:span text:style-name="T3">En effet, si à la date du </text:span><text:span text:style-name="T3"><text:user-field-get text:name="contratinsertion_delairegularisation"/></text:span><text:span text:style-name="T3">, vous</text:span><text:span text:style-name="T2"> </text:span>n'avez pas régularisé votre situation, une suspension de votre allocation rSa pourra être prononcée.</text:p>
      <text:p text:style-name="P23"><text:s/></text:p>
      <text:p text:style-name="P22"/>
      <text:p text:style-name="P22"/>
      <text:p text:style-name="P22"/>
      <text:p text:style-name="P24">.../...</text:p>
      <text:p text:style-name="P29"/>
      <text:p text:style-name="P20">Enfin, si vous contestez cette décision de non validation, vous disposez d'un délai de deux mois à compter de la réception de cette notification pour exercer un recours auprès de la Présidente du Conseil Général <text:s/>à l'adresse ci-dessous :</text:p>
      <text:p text:style-name="P27"/>
      <text:p text:style-name="P27">CONSEIL GENERAL</text:p>
      <text:p text:style-name="P27">Direction des politiques sociales</text:p>
      <text:p text:style-name="P27">25 rue Petite la Monnaie</text:p>
      <text:p text:style-name="P27">66000 PERPIGNAN</text:p>
      <text:p text:style-name="P20"><text:tab/></text:p>
      <text:p text:style-name="P26">Attention : pour conserver vos droits, il est indispensable que vous répondiez à toutes les convocations qui vous seront adressées dans le cadre du dispositif rSa. <text:tab/></text:p>
      <text:p text:style-name="P25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20"/>
      <text:p text:style-name="P20">Veuillez agréer, <text:user-field-get text:name="personne_qual"/>, l’expression de mes sincères salutations..</text:p>
      <text:p text:style-name="P20"/>
      <text:p text:style-name="P2"/>
      <text:p text:style-name="P2"/>
      <text:p text:style-name="P9"><text:tab/>La Présidente du Conseil Général et par délégation,</text:p>
      <text:p text:style-name="P9"><text:tab/>Le Responsable Mission rSa,</text:p>
      <text:p text:style-name="P11"/>
      <text:p text:style-name="P8"><text:tab/></text:p>
      <text:p text:style-name="P10"/>
      <text:p text:style-name="P8"><text:tab/>Sylvie FABRE - ORTUNO</text:p>
      <text:p text:style-name="P6"/>
      <text:p text:style-name="P2"/>
      <text:p text:style-name="P7"/>
      <text:p text:style-name="P5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0pt" fo:language="fr" fo:country="FR" style:font-name-asian="Times New Roman" style:language-asian="fr" style:country-asian="FR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foot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WW-head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" style:display-name="WW-Table Contents12345678" style:family="paragraph" style:parent-style-name="Standard"/>
    <style:style style:name="WW-Table_20_Heading12345678" style:display-name="WW-Table Heading12345678" style:family="paragraph" style:parent-style-name="WW-Table_20_Contents12345678">
      <style:paragraph-properties fo:text-align="center" style:justify-single-word="false"/>
      <style:text-properties fo:font-weight="bold" style:font-weight-complex="bold"/>
    </style:style>
    <style:style style:name="WW-head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" style:display-name="WW-Table Contents123456789" style:family="paragraph" style:parent-style-name="Standard"/>
    <style:style style:name="WW-Table_20_Heading123456789" style:display-name="WW-Table Heading123456789" style:family="paragraph" style:parent-style-name="WW-Table_20_Contents123456789">
      <style:paragraph-properties fo:text-align="center" style:justify-single-word="false"/>
      <style:text-properties fo:font-weight="bold" style:font-weight-complex="bold"/>
    </style:style>
    <style:style style:name="WW-header12345678910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8910" style:display-name="WW-Table Contents12345678910" style:family="paragraph" style:parent-style-name="Standard"/>
    <style:style style:name="WW-Table_20_Heading12345678910" style:display-name="WW-Table Heading12345678910" style:family="paragraph" style:parent-style-name="WW-Table_20_Contents12345678910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_20_1" style:display-name="RTF_Num 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3_20_1" style:display-name="RTF_Num 3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4_20_1" style:display-name="RTF_Num 4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5_20_1" style:display-name="RTF_Num 5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6_20_1" style:display-name="RTF_Num 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7_20_1" style:display-name="RTF_Num 7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8_20_1" style:display-name="RTF_Num 8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9_20_1" style:display-name="RTF_Num 9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0_20_1" style:display-name="RTF_Num 10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1_20_1" style:display-name="RTF_Num 11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3_20_1" style:display-name="RTF_Num 13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4_20_1" style:display-name="RTF_Num 14 1" style:family="text">
      <style:text-properties style:use-window-font-color="true" style:font-name="Times New Roman" fo:font-size="10pt" fo:language="fr" fo:country="FR" style:font-name-asian="Times New Roman" style:language-asian="fr" style:country-asian="FR" style:font-name-complex="Times New Roman" style:font-size-complex="10pt"/>
    </style:style>
    <style:style style:name="RTF_5f_Num_20_15_20_1" style:display-name="RTF_Num 15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7_20_1" style:display-name="RTF_Num 17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8_20_1" style:display-name="RTF_Num 18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19_20_1" style:display-name="RTF_Num 19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2_20_1" style:display-name="RTF_Num 22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RTF_5f_Num_20_23_20_1" style:display-name="RTF_Num 23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use-window-font-color="true"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11cm" fo:margin-left="0cm" fo:margin-right="0cm" fo:margin-bottom="1.012cm" style:dynamic-spacing="true"/>
      </style:header-style>
      <style:footer-style>
        <style:header-footer-properties fo:min-height="0.907cm" fo:margin-left="0cm" fo:margin-right="0cm" fo:margin-top="0.80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WW-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3-02T15:09:36.82</dc:date>
    <meta:print-date>2011-09-29T15:59:00</meta:print-date>
    <meta:generator>LibreOffice/3.4$Win32 LibreOffice_project/340m1$Build-402</meta:generator>
    <meta:editing-duration>PT28M12S</meta:editing-duration>
    <meta:editing-cycles>8</meta:editing-cycles>
    <meta:document-statistic meta:table-count="1" meta:image-count="0" meta:object-count="0" meta:page-count="2" meta:paragraph-count="38" meta:word-count="319" meta:character-count="2093" meta:non-whitespace-character-count="1765"/>
  </office:meta>
</office:document-meta>
</file>